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7161in"/>
    </style:style>
    <style:style style:name="co4" style:family="table-column">
      <style:table-column-properties fo:break-before="auto" style:column-width="2.12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8pt" style:font-size-asian="8pt" style:font-size-complex="8pt"/>
    </style:style>
    <style:style style:name="ce2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008in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Vertmix 1.2 BOM</text:p>
          </table:table-cell>
          <table:table-cell table:style-name="ce1" table:number-columns-repeated="3"/>
        </table:table-row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rt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10 pin boxed header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3 pins single row strip (jumper)</text:p>
          </table:table-cell>
          <table:table-cell office:value-type="string">
            <text:p>JP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nF</text:p>
          </table:table-cell>
          <table:table-cell office:value-type="string">
            <text:p>Ceramic cap X7R</text:p>
          </table:table-cell>
          <table:table-cell office:value-type="string">
            <text:p>C3, C4, C11, C12, C13, C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esistor 3.5mm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R</text:p>
          </table:table-cell>
          <table:table-cell office:value-type="string">
            <text:p>Resistor 7mm</text:p>
          </table:table-cell>
          <table:table-cell office:value-type="string">
            <text:p>R1, R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 office:value-type="string">
            <text:p>Electrolytic</text:p>
          </table:table-cell>
          <table:table-cell office:value-type="string">
            <text:p>C1, C2, C5, C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K linear</text:p>
          </table:table-cell>
          <table:table-cell office:value-type="string">
            <text:p>Potentiometer</text:p>
          </table:table-cell>
          <table:table-cell office:value-type="string">
            <text:p>POT1, POT2, POT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2K</text:p>
          </table:table-cell>
          <table:table-cell office:value-type="string">
            <text:p>Resistor 3.5mm 1%</text:p>
          </table:table-cell>
          <table:table-cell table:style-name="ce3" office:value-type="string">
            <text:p>R5, R6, R7, R8, R9, R10, R14, R15, R16, R17, R18, R19, R20, R21, R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esistor 3.5mm</text:p>
          </table:table-cell>
          <table:table-cell office:value-type="string">
            <text:p>R4, R11, R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8pF</text:p>
          </table:table-cell>
          <table:table-cell office:value-type="string">
            <text:p>Ceramic cap</text:p>
          </table:table-cell>
          <table:table-cell office:value-type="string">
            <text:p>C6, C7, C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THENVAR_JACK</text:p>
          </table:table-cell>
          <table:table-cell office:value-type="string">
            <text:p>3.5mm minitele jack</text:p>
          </table:table-cell>
          <table:table-cell office:value-type="string">
            <text:p>IN1, IN2, IN3, OUT1, OUT2, OUT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4040 5V</text:p>
          </table:table-cell>
          <table:table-cell office:value-type="string">
            <text:p>Voltage reference shunt</text:p>
          </table:table-cell>
          <table:table-cell office:value-type="string">
            <text:p>D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B130</text:p>
          </table:table-cell>
          <table:table-cell office:value-type="string">
            <text:p>Schottky rectifier diode</text:p>
          </table:table-cell>
          <table:table-cell office:value-type="string">
            <text:p>D1, D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L084</text:p>
          </table:table-cell>
          <table:table-cell office:value-type="string">
            <text:p>Opamp</text:p>
          </table:table-cell>
          <table:table-cell office:value-type="string">
            <text:p>IC1, IC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10/25/2014</text:date>, <text:time>13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meta:document-statistic meta:table-count="1" meta:cell-count="59" meta:object-count="0"/>
  </office:meta>
</office:document-meta>
</file>